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752cm"/>
    </style:style>
    <style:style style:name="co2" style:family="table-column">
      <style:table-column-properties fo:break-before="auto" style:column-width="8.442cm"/>
    </style:style>
    <style:style style:name="co3" style:family="table-column">
      <style:table-column-properties fo:break-before="auto" style:column-width="8.059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8.849cm"/>
    </style:style>
    <style:style style:name="co6" style:family="table-column">
      <style:table-column-properties fo:break-before="auto" style:column-width="8.632cm"/>
    </style:style>
    <style:style style:name="co7" style:family="table-column">
      <style:table-column-properties fo:break-before="auto" style:column-width="6.3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bf00" fo:border="0.74pt solid #000000"/>
      <style:text-properties fo:color="#000000"/>
    </style:style>
    <style:style style:name="ce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dee6ef" fo:border="0.74pt solid #000000"/>
    </style:style>
    <style:style style:name="ce5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1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1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ee6ef" fo:wrap-option="wrap" fo:border="0.74pt solid #000000"/>
    </style:style>
    <style:style style:name="ce4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>
      <style:table-cell-properties fo:background-color="#dee6ef" style:text-align-source="fix" style:repeat-content="false" fo:border="0.74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Segoe UI1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1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dee6ef" fo:wrap-option="wrap" fo:border="0.74pt solid #000000"/>
      <style:text-properties fo:color="#000000" style:text-outline="false" style:text-line-through-style="none" style:text-line-through-type="none" style:font-name="Segoe UI1" fo:font-size="14pt" fo:language="zxx" fo:country="none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1" style:font-size-complex="14pt" style:language-complex="zxx" style:country-complex="none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ee6ef" fo:wrap-option="wrap" fo:border="0.74pt solid #000000"/>
      <style:text-properties style:text-outline="false" style:text-line-through-style="none" style:text-line-through-type="none" style:font-name="Segoe UI1" fo:font-size="14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1" style:font-size-complex="14pt" style:language-complex="zxx" style:country-complex="none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dee6ef" fo:wrap-option="wrap" fo:border="0.74pt solid #000000"/>
      <style:text-properties style:text-underline-mode="continuous" style:text-overline-mode="continuous" style:text-line-through-mode="continuous" style:font-style-asian="normal" style:font-weight-asian="normal" style:font-relief="none" style:text-overline-style="none" style:text-overline-color="font-color"/>
    </style:style>
    <style:style style:name="ce55" style:family="table-cell" style:parent-style-name="Default">
      <style:table-cell-properties fo:background-color="#dee6ef" fo:wrap-option="wrap" fo:border="0.74pt solid #000000"/>
      <style:text-properties style:text-outline="false" style:text-line-through-style="none" style:text-line-through-type="none" fo:font-size="14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1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1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ee6ef" fo:wrap-option="wrap" fo:border="0.74pt solid #000000"/>
      <style:text-properties fo:color="#000000" style:text-outline="false" style:text-line-through-style="none" style:text-line-through-type="none" style:font-name="Segoe UI1" fo:font-size="14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1" style:font-size-complex="14pt" style:language-complex="zxx" style:country-complex="none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1" fo:font-size="10pt" fo:language="zxx" fo:country="none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1" style:font-size-complex="10pt" style:language-complex="zxx" style:country-complex="none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8e86ae" style:text-outline="false" style:text-line-through-style="none" style:text-line-through-type="none" style:font-name="Segoe UI1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dee6ef" fo:wrap-option="wrap" fo:border="0.74pt solid #000000"/>
      <style:text-properties fo:color="#8e86ae" style:text-outline="false" style:text-line-through-style="none" style:text-line-through-type="none" style:font-name="Segoe UI1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8e86ae" style:text-outline="false" style:text-line-through-style="none" style:text-line-through-type="none" style:font-name="Segoe UI1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1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language="zxx" fo:country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language-complex="zxx" style:country-complex="none" style:font-relief="none" style:text-overline-style="none" style:text-overline-color="font-color"/>
    </style:style>
    <style:style style:name="ce63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Segoe UI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1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ee6ef" fo:wrap-option="wrap" fo:border="0.74pt solid #000000"/>
      <style:text-properties fo:color="#000000" style:text-outline="false" style:text-line-through-style="none" style:text-line-through-type="none" style:font-name="Segoe UI1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dee6ef" fo:wrap-option="wrap" fo:border="0.74pt solid #000000"/>
      <style:text-properties style:text-outline="false" style:text-line-through-style="none" style:text-line-through-type="none" style:font-name="Segoe UI1" fo:font-size="14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1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ee6ef" fo:wrap-option="wrap" fo:border="0.74pt solid #000000"/>
      <style:text-properties fo:color="#000000" style:text-outline="false" style:text-line-through-style="none" style:text-line-through-type="none" style:font-name="Segoe UI1" fo:font-size="14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1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ee6ef" fo:wrap-option="wrap" fo:border="0.74pt solid #000000"/>
      <style:text-properties style:text-outline="false" style:text-line-through-style="none" style:text-line-through-type="none" style:font-name="Segoe UI1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Segoe UI1" fo:font-size="14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1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egoe UI" fo:font-weight="bold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weight-complex="bold" style:font-style-complex="normal" style:text-emphasize="none"/>
    </style:style>
    <style:style style:name="T2" style:family="text">
      <style:text-properties style:font-name="Segoe UI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style-complex="normal" style:text-emphasize="none" fo:font-weight="normal" style:font-weight-complex="normal"/>
    </style:style>
    <style:style style:name="T3" style:family="text">
      <style:text-properties style:font-name="Segoe UI" fo:font-weight="bold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bold" style:font-style-complex="normal" style:text-emphasize="none"/>
    </style:style>
    <style:style style:name="T4" style:family="text">
      <style:text-properties style:font-name="Segoe UI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style-complex="normal" style:text-emphasize="none" fo:font-weight="normal" style:font-weight-complex="normal"/>
    </style:style>
    <style:style style:name="T5" style:family="text">
      <style:text-properties style:font-name="Segoe UI" fo:font-weight="bold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asian="Andale Sans UI;Arial Unicode MS" style:font-name-complex="Segoe UI" style:font-weight-complex="bold" style:font-style-complex="normal" style:text-emphasize="none" style:text-underline-style="none" style:text-underline-color="font-color" style:font-size-asian="10pt" style:font-size-complex="10pt"/>
    </style:style>
    <style:style style:name="T6" style:family="text">
      <style:text-properties style:font-name="Segoe UI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asian="Andale Sans UI;Arial Unicode MS" style:font-name-complex="Segoe UI" style:font-style-complex="normal" style:text-emphasize="none" style:text-underline-style="none" style:text-underline-color="font-color" style:font-size-asian="10pt" style:font-size-complex="10pt" fo:font-weight="normal" style:font-weight-complex="normal"/>
    </style:style>
    <style:style style:name="T7" style:family="text">
      <style:text-properties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asian="Andale Sans UI;Arial Unicode MS" style:font-style-complex="normal" style:text-emphasize="none" style:text-underline-style="none" style:text-underline-color="font-color" style:font-size-asian="10pt" style:font-size-complex="10pt" fo:font-weight="normal" style:font-name="Arial" style:font-name-complex="Arial" style:font-weight-complex="bold"/>
    </style:style>
    <style:style style:name="T8" style:family="text">
      <style:text-properties fo:color="#000000" fo:font-size="10pt" style:text-line-through-mode="continuous" style:font-name-asian="Andale Sans UI;Arial Unicode MS" style:font-weight-asian="normal" style:font-style-asian="normal" style:font-relief="none" style:text-overline-style="none" style:text-overline-color="font-color" style:font-name="Segoe UI" fo:font-weight="bold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weight-complex="bold" style:font-style-complex="normal" style:text-emphasize="none"/>
    </style:style>
    <style:style style:name="T9" style:family="text">
      <style:text-properties fo:color="#000000" fo:font-size="10pt" style:text-line-through-mode="continuous" style:font-name-asian="Andale Sans UI;Arial Unicode MS" style:font-weight-asian="normal" style:font-style-asian="normal" style:font-relief="none" style:text-overline-style="none" style:text-overline-color="font-color" style:font-name="Segoe UI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style-complex="normal" style:text-emphasize="none" fo:font-weight="normal" style:font-weight-complex="normal"/>
    </style:style>
    <style:style style:name="T10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2" style:family="text">
      <style:text-properties style:font-name="Segoe UI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style-complex="normal" style:text-emphasize="none"/>
    </style:style>
    <style:style style:name="T13" style:family="text">
      <style:text-properties fo:color="#000000"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asian="Andale Sans UI;Arial Unicode MS" style:font-name-complex="Segoe UI" style:font-weight-complex="normal" style:font-style-complex="normal" style:text-emphasize="none" style:font-size-asian="10pt" style:font-size-complex="10pt"/>
    </style:style>
    <style:style style:name="T1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asian="Andale Sans UI;Arial Unicode MS" style:font-style-complex="normal" style:text-emphasize="none" style:font-size-asian="10pt" style:font-size-complex="10pt" style:font-name="Arial" style:font-name-complex="Arial" style:font-weight-complex="bold"/>
    </style:style>
    <style:style style:name="T15" style:family="text">
      <style:text-properties fo:font-size="10pt" style:text-line-through-mode="continuous" style:font-weight-asian="normal" style:font-style-asian="normal" style:font-relief="none" style:text-overline-style="none" style:text-overline-color="font-color" fo:color="#000000"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asian="Andale Sans UI;Arial Unicode MS" style:font-name-complex="Segoe UI" style:font-size-asian="10pt" style:font-size-complex="10pt" style:font-weight-complex="normal" style:font-style-complex="normal" style:text-emphasize="none"/>
    </style:style>
    <style:style style:name="T16" style:family="text">
      <style:text-properties fo:font-size="10pt" style:text-line-through-mode="continuous" style:font-weight-asian="normal" style:font-style-asian="normal" style:font-relief="none" style:text-overline-style="none" style:text-overline-color="font-color" fo:color="#000000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asian="Andale Sans UI;Arial Unicode MS" style:font-size-asian="10pt" style:font-size-complex="10pt" style:font-style-complex="normal" style:text-emphasize="none" style:font-name="Arial" style:font-name-complex="Arial" style:font-weight-complex="bold"/>
    </style:style>
    <style:style style:name="T17" style:family="text">
      <style:text-properties fo:color="#000000" style:font-name="Segoe UI" fo:font-weight="normal" style:text-underline-style="none" style:text-underline-color="font-color" style:text-line-through-type="none" fo:font-style="italic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italic" style:text-emphasize="none"/>
    </style:style>
    <style:style style:name="T18" style:family="text">
      <style:text-properties fo:color="#000000" style:font-name="Segoe UI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text-emphasize="none" fo:font-weight="bold" fo:font-style="normal" style:font-weight-complex="bold" style:font-style-complex="normal"/>
    </style:style>
    <style:style style:name="T19" style:family="text">
      <style:text-properties fo:color="#000000" style:font-name="Segoe UI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text-emphasize="none" fo:font-style="normal" style:font-style-complex="normal" fo:font-weight="normal" style:font-weight-complex="normal"/>
    </style:style>
    <style:style style:name="T20" style:family="text">
      <style:text-properties fo:font-size="10pt" style:font-size-asian="10pt" style:font-size-complex="10pt" fo:color="#000000"/>
    </style:style>
    <style:style style:name="T21" style:family="text">
      <style:text-properties fo:color="#000000" style:font-name="Segoe UI" fo:font-size="10pt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weight-complex="normal" style:font-style-complex="normal" style:text-emphasize="none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size-asian="10pt" style:font-size-complex="10pt" style:font-weight-complex="normal" style:font-style-complex="normal" style:text-emphasize="none" style:use-window-font-color="true" style:font-name="Times New Roman" style:font-name-complex="Times New Roman"/>
    </style:style>
    <style:style style:name="T23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weight-complex="normal" style:font-style-complex="normal" style:text-emphasize="none"/>
    </style:style>
    <style:style style:name="T24" style:family="text">
      <style:text-properties fo:color="#000000"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weight-complex="normal" style:font-style-complex="normal" style:text-emphasize="none"/>
    </style:style>
    <style:style style:name="T25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weight-complex="normal" style:font-style-complex="normal" style:text-emphasize="none" fo:color="#ffbf00"/>
    </style:style>
    <style:style style:name="T26" style:family="text">
      <style:text-properties fo:color="#000000"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/>
    </style:style>
    <style:style style:name="T27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color="#ffbf00"/>
    </style:style>
    <style:style style:name="T28" style:family="text">
      <style:text-properties fo:font-size="10pt" style:font-size-asian="10pt" style:font-size-complex="10pt"/>
    </style:style>
    <style:style style:name="T29" style:family="text">
      <style:text-properties fo:color="#ffbf00"/>
    </style:style>
    <style:style style:name="T30" style:family="text">
      <style:text-properties style:use-window-font-color="true" style:font-name="Times New Roman" fo:font-size="12pt" style:letter-kerning="true" fo:language="zxx" fo:country="none" style:language-asian="zxx" style:country-asian="none" style:language-complex="zxx" style:country-complex="none" style:font-name-complex="Times New Roman" style:font-size-asian="12pt" style:font-size-complex="12pt"/>
    </style:style>
    <style:style style:name="T31" style:family="text">
      <style:text-properties fo:color="#000000" style:font-name="Segoe UI" fo:font-weight="normal" style:text-underline-style="none" style:text-underline-color="font-color" style:text-line-through-type="none" fo:font-style="normal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0pt" style:font-size-complex="10pt" style:font-weight-complex="normal" style:font-style-complex="normal" style:text-emphasize="none"/>
    </style:style>
    <style:style style:name="T32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0pt" style:font-size-complex="10pt" style:font-weight-complex="normal" style:font-style-complex="normal" style:text-emphasize="none" fo:color="#ffbf00"/>
    </style:style>
    <style:style style:name="T33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0pt" style:font-size-complex="10pt" style:font-weight-complex="normal" style:font-style-complex="normal" style:text-emphasize="none" fo:color="#000000"/>
    </style:style>
    <style:style style:name="T34" style:family="text">
      <style:text-properties fo:color="#000000" style:font-name="Segoe UI" fo:font-weight="normal" style:text-underline-style="none" style:text-underline-color="font-color" style:text-line-through-type="none" fo:font-style="normal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/>
    </style:style>
    <style:style style:name="T35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color="#ffbf00"/>
    </style:style>
    <style:style style:name="T36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row table:style-name="ro1">
          <table:table-cell table:style-name="ce1" office:value-type="string" calcext:value-type="string" table:number-columns-spanned="1" table:number-rows-spanned="2">
            <text:p>Tytuł</text:p>
          </table:table-cell>
          <table:table-cell table:style-name="ce1" office:value-type="string" calcext:value-type="string" table:number-columns-spanned="1" table:number-rows-spanned="2">
            <text:p>Autor</text:p>
          </table:table-cell>
          <table:table-cell table:style-name="ce1" office:value-type="string" calcext:value-type="string" table:number-columns-spanned="1" table:number-rows-spanned="2">
            <text:p>Data</text:p>
          </table:table-cell>
          <table:table-cell table:style-name="ce1" office:value-type="string" calcext:value-type="string" table:number-columns-spanned="1" table:number-rows-spanned="2">
            <text:p>Wersja dokumentu</text:p>
          </table:table-cell>
          <table:table-cell table:style-name="ce1" office:value-type="string" calcext:value-type="string" table:number-columns-spanned="1" table:number-rows-spanned="2">
            <text:p>Nazwa aplikacji</text:p>
          </table:table-cell>
          <table:table-cell table:style-name="ce1" office:value-type="string" calcext:value-type="string" table:number-columns-spanned="1" table:number-rows-spanned="2">
            <text:p>Link do aplikacji</text:p>
          </table:table-cell>
          <table:table-cell table:style-name="Default"/>
        </table:table-row>
        <table:table-row table:style-name="ro1">
          <table:covered-table-cell table:number-columns-repeated="6" table:style-name="ce2"/>
          <table:table-cell table:style-name="Default"/>
        </table:table-row>
        <table:table-row table:style-name="ro1">
          <table:table-cell table:style-name="ce3" office:value-type="string" calcext:value-type="string" table:number-columns-spanned="1" table:number-rows-spanned="2">
            <text:p>Zestaw testów dymnych do testów regresyjnych dla aplikacji</text:p>
          </table:table-cell>
          <table:table-cell table:style-name="ce12" office:value-type="string" calcext:value-type="string" table:number-columns-spanned="1" table:number-rows-spanned="2">
            <text:p>Andrzej Wachnicki</text:p>
          </table:table-cell>
          <table:table-cell table:style-name="ce15" office:value-type="date" office:date-value="2022-04-26" calcext:value-type="date" table:number-columns-spanned="1" table:number-rows-spanned="2">
            <text:p>26.04.2022</text:p>
          </table:table-cell>
          <table:table-cell table:style-name="ce12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 table:number-columns-spanned="1" table:number-rows-spanned="2">
            <text:p>JaNieTakiOrk Generator RPG</text:p>
          </table:table-cell>
          <table:table-cell table:style-name="ce34" office:value-type="string" calcext:value-type="string" table:number-columns-spanned="1" table:number-rows-spanned="2">
            <text:p><text:span text:style-name="T30"><text:a xlink:href="https://github.com/MaciejGrochowski/PRI" xlink:type="simple">https://github.com/MaciejGrochowski/PRI</text:a></text:span></text:p>
          </table:table-cell>
          <table:table-cell table:style-name="Default"/>
        </table:table-row>
        <table:table-row table:style-name="ro1">
          <table:covered-table-cell table:number-columns-repeated="6" table:style-name="ce4"/>
          <table:table-cell table:style-name="Default"/>
        </table:table-row>
        <table:table-row table:style-name="ro1" table:number-rows-repeated="6"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7" table:number-rows-spanned="2">
            <text:p>PRZYPADKI TESTOWE</text:p>
          </table:table-cell>
          <table:covered-table-cell table:number-columns-repeated="6" table:style-name="ce39"/>
        </table:table-row>
        <table:table-row table:style-name="ro1">
          <table:covered-table-cell table:number-columns-repeated="7" table:style-name="ce39"/>
        </table:table-row>
        <table:table-row table:style-name="ro1">
          <table:table-cell table:style-name="ce7" office:value-type="string" calcext:value-type="string" table:number-columns-spanned="1" table:number-rows-spanned="2">
            <text:p>Nazwa przypadku testowego</text:p>
          </table:table-cell>
          <table:table-cell table:style-name="ce7" office:value-type="string" calcext:value-type="string" table:number-columns-spanned="1" table:number-rows-spanned="2">
            <text:p>Opis</text:p>
          </table:table-cell>
          <table:table-cell table:style-name="ce7" office:value-type="string" calcext:value-type="string" table:number-columns-spanned="1" table:number-rows-spanned="2">
            <text:p>Dane testowe</text:p>
          </table:table-cell>
          <table:table-cell table:style-name="ce7" office:value-type="string" calcext:value-type="string" table:number-columns-spanned="1" table:number-rows-spanned="2">
            <text:p>Warunki wstępne</text:p>
          </table:table-cell>
          <table:table-cell table:style-name="ce7" office:value-type="string" calcext:value-type="string" table:number-columns-spanned="1" table:number-rows-spanned="2">
            <text:p>Kroki do wykonania</text:p>
          </table:table-cell>
          <table:table-cell table:style-name="ce7" office:value-type="string" calcext:value-type="string" table:number-columns-spanned="1" table:number-rows-spanned="2">
            <text:p>Oczekiwany rezultat</text:p>
          </table:table-cell>
          <table:table-cell table:style-name="ce7" office:value-type="string" calcext:value-type="string" table:number-columns-spanned="1" table:number-rows-spanned="2">
            <text:p>Warunki wyjściowe</text:p>
          </table:table-cell>
        </table:table-row>
        <table:table-row table:style-name="ro1">
          <table:covered-table-cell table:number-columns-repeated="7" table:style-name="ce8"/>
        </table:table-row>
        <table:table-row table:style-name="ro1">
          <table:table-cell table:style-name="ce42" office:value-type="string" calcext:value-type="string" table:number-columns-spanned="1" table:number-rows-spanned="11">
            <text:p><text:span text:style-name="T1">#TC8: </text:span><text:span text:style-name="T2">Użytkownik wysyła formularz z prawidłowymi danymi</text:span></text:p>
          </table:table-cell>
          <table:table-cell table:style-name="ce42" office:value-type="string" calcext:value-type="string" table:number-columns-spanned="1" table:number-rows-spanned="11">
            <text:p><text:span text:style-name="T12">Użytkownik próbuje zatwierdzić wysłanie formularza rejestracji przy podaniu wszystkich prawidłowych danych</text:span></text:p>
          </table:table-cell>
          <table:table-cell table:style-name="ce51" office:value-type="string" calcext:value-type="string" table:number-columns-spanned="1" table:number-rows-spanned="11">
            <text:p>Nazwa użytkownika:  RPGFan17 </text:p>
            <text:p>Adres e-mail: kowalskimariusz715@gmail.com </text:p>
            <text:p>Hasło: Arkana56$ </text:p>
            <text:p>Powtórz hasło: Arkana56$ </text:p>
            <text:p>Link do facebooka: https://www.facebook.com/profile.php?id=100079329954723 </text:p>
            <text:p>Discord: Ork#1234</text:p>
            <text:p>Opis profilu: tekst o długości 1000 znaków</text:p>
            <text:p/>
          </table:table-cell>
          <table:table-cell table:style-name="ce62" office:value-type="string" calcext:value-type="string" table:number-columns-spanned="1" table:number-rows-spanned="11">
            <text:p><text:span text:style-name="T21">Użytkownik znajduje się na stronie </text:span><text:span text:style-name="T22"><text:a xlink:href="https://localhost:3000/register" xlink:type="simple">https://localhost:3000/register</text:a></text:span></text:p>
          </table:table-cell>
          <table:table-cell table:style-name="ce56" office:value-type="string" calcext:value-type="string" table:number-columns-spanned="1" table:number-rows-spanned="11">
            <text:p>1. Uzupełnij pola Nazwa użytkownika, Adres e-mail, Hasło, Powtórz hasło, Link do facebooka, Discord i Opis profilu danymi testowymi </text:p>
            <text:p>2. Zaznacz opcję Akceptuję Regulamin </text:p>
            <text:p>3. Kliknij przycisk Zarejestruj </text:p>
            <text:p>4. Zaloguj się na adres e-mail podany w danych testowych </text:p>
            <text:p>5. Sprawdź czy otrzymałeś link aktywacyjny do konta </text:p>
            <text:p>6. Użyj wspomnianego linku do aktywowania stworzonego konta</text:p>
          </table:table-cell>
          <table:table-cell table:style-name="ce48" office:value-type="string" calcext:value-type="string" table:number-columns-spanned="1" table:number-rows-spanned="11">
            <text:p>Użytkownik otrzymuje link aktywacyjny na podany w rejestracji adres e-mail, a <text:s/>jego kliknięcie powoduje potwierdzenie utworzenia konta.</text:p>
          </table:table-cell>
          <table:table-cell table:style-name="ce48" office:value-type="string" calcext:value-type="string" table:number-columns-spanned="1" table:number-rows-spanned="11">
            <text:p>Użytkownik widzi komunikat o pomyślnym uaktywowaniu konta na ekranie rejestracji w aplikacji.</text:p>
          </table:table-cell>
        </table:table-row>
        <table:table-row table:style-name="ro1">
          <table:covered-table-cell/>
          <table:covered-table-cell table:style-name="ce4"/>
          <table:covered-table-cell table:style-name="ce52"/>
          <table:covered-table-cell/>
          <table:covered-table-cell table:style-name="ce57"/>
          <table:covered-table-cell table:number-columns-repeated="2" table:style-name="ce4"/>
        </table:table-row>
        <table:table-row table:style-name="ro1">
          <table:covered-table-cell/>
          <table:covered-table-cell table:style-name="ce4"/>
          <table:covered-table-cell table:style-name="ce53"/>
          <table:covered-table-cell/>
          <table:covered-table-cell table:style-name="ce57"/>
          <table:covered-table-cell table:number-columns-repeated="2" table:style-name="ce4"/>
        </table:table-row>
        <table:table-row table:style-name="ro1">
          <table:covered-table-cell/>
          <table:covered-table-cell table:style-name="ce4"/>
          <table:covered-table-cell table:style-name="ce53"/>
          <table:covered-table-cell/>
          <table:covered-table-cell table:style-name="ce68"/>
          <table:covered-table-cell table:number-columns-repeated="2" table:style-name="ce4"/>
        </table:table-row>
        <table:table-row table:style-name="ro1">
          <table:covered-table-cell/>
          <table:covered-table-cell table:style-name="ce4"/>
          <table:covered-table-cell table:style-name="ce54"/>
          <table:covered-table-cell/>
          <table:covered-table-cell table:style-name="ce68"/>
          <table:covered-table-cell table:number-columns-repeated="2" table:style-name="ce4"/>
        </table:table-row>
        <table:table-row table:style-name="ro1">
          <table:covered-table-cell table:number-columns-repeated="2" table:style-name="ce4"/>
          <table:covered-table-cell table:style-name="ce55"/>
          <table:covered-table-cell/>
          <table:covered-table-cell table:style-name="ce68"/>
          <table:covered-table-cell table:number-columns-repeated="2" table:style-name="ce4"/>
        </table:table-row>
        <table:table-row table:style-name="ro1">
          <table:covered-table-cell table:number-columns-repeated="2" table:style-name="ce4"/>
          <table:covered-table-cell table:number-columns-repeated="3"/>
          <table:covered-table-cell table:number-columns-repeated="2" table:style-name="ce4"/>
        </table:table-row>
        <table:table-row table:style-name="ro1">
          <table:covered-table-cell table:number-columns-repeated="2" table:style-name="ce4"/>
          <table:covered-table-cell table:number-columns-repeated="3"/>
          <table:covered-table-cell table:number-columns-repeated="2" table:style-name="ce4"/>
        </table:table-row>
        <table:table-row table:style-name="ro1">
          <table:covered-table-cell table:number-columns-repeated="2" table:style-name="ce4"/>
          <table:covered-table-cell table:number-columns-repeated="3"/>
          <table:covered-table-cell table:number-columns-repeated="2" table:style-name="ce4"/>
        </table:table-row>
        <table:table-row table:style-name="ro1">
          <table:covered-table-cell table:number-columns-repeated="2" table:style-name="ce4"/>
          <table:covered-table-cell table:number-columns-repeated="3"/>
          <table:covered-table-cell table:number-columns-repeated="2" table:style-name="ce4"/>
        </table:table-row>
        <table:table-row table:style-name="ro1">
          <table:covered-table-cell table:number-columns-repeated="2" table:style-name="ce4"/>
          <table:covered-table-cell table:number-columns-repeated="3"/>
          <table:covered-table-cell table:number-columns-repeated="2" table:style-name="ce4"/>
        </table:table-row>
        <table:table-row table:style-name="ro1">
          <table:table-cell table:style-name="ce42" office:value-type="string" calcext:value-type="string" table:number-columns-spanned="1" table:number-rows-spanned="11">
            <text:p><text:span text:style-name="T3">#TC14:</text:span><text:span text:style-name="T4"> Zalogowany użytkownik generuje losowe statystyki postaci i zapisuje postać</text:span></text:p>
          </table:table-cell>
          <table:table-cell table:style-name="ce48" office:value-type="string" calcext:value-type="string" table:number-columns-spanned="1" table:number-rows-spanned="11">
            <text:p>Zalogowany użytkownik tworzy postać z wykorzystaniem metody losowego generowania statystyk postaci, a następnie zapisuje postać</text:p>
          </table:table-cell>
          <table:table-cell table:style-name="ce12" office:value-type="string" calcext:value-type="string" table:number-columns-spanned="1" table:number-rows-spanned="11">
            <text:p>-</text:p>
          </table:table-cell>
          <table:table-cell table:style-name="ce48" office:value-type="string" calcext:value-type="string" table:number-columns-spanned="1" table:number-rows-spanned="11">
            <text:p><text:span text:style-name="T23">Użytkownik jest zalogowany i znajduje się na stronie https://localhost:3000/</text:span></text:p>
          </table:table-cell>
          <table:table-cell table:style-name="ce63" office:value-type="string" calcext:value-type="string" table:number-columns-spanned="1" table:number-rows-spanned="11">
            <text:p>1. Kliknij przycisk Menu w prawym górnym rogu przeglądarki </text:p>
            <text:p>2. Kliknij opcję Postać w Menu </text:p>
            <text:p>3. Powtórz krok nr 1 </text:p>
            <text:p>4. Kliknij przycisk Generuj losowe statystyki </text:p>
            <text:p>5. Kliknij przycisk Zapisz na dole strony</text:p>
          </table:table-cell>
          <table:table-cell table:style-name="ce48" office:value-type="string" calcext:value-type="string" table:number-columns-spanned="1" table:number-rows-spanned="11">
            <text:p>Ponowne kliknięcie przycisku Menu na ekranie tworzenia postaci powoduje zamknięcie wysuniętego menu. Postać zostaje zapisana, użytkownik widzi ekran opisu postaci</text:p>
          </table:table-cell>
          <table:table-cell table:style-name="ce48" office:value-type="string" calcext:value-type="string" table:number-columns-spanned="1" table:number-rows-spanned="11">
            <text:p>Użytkownik znajduje się na ekranie opisu postaci</text:p>
          </table:table-cell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style-name="ce69"/>
          <table:covered-table-cell table:style-name="ce65"/>
          <table:covered-table-cell table:style-name="ce4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style-name="ce65"/>
          <table:covered-table-cell/>
          <table:covered-table-cell table:style-name="ce4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style-name="ce69"/>
          <table:covered-table-cell/>
          <table:covered-table-cell table:style-name="ce4"/>
        </table:table-row>
        <table:table-row table:style-name="ro1">
          <table:covered-table-cell table:number-columns-repeated="2"/>
          <table:covered-table-cell table:number-columns-repeated="2" table:style-name="ce4"/>
          <table:covered-table-cell table:style-name="ce69"/>
          <table:covered-table-cell/>
          <table:covered-table-cell table:style-name="ce4"/>
        </table:table-row>
        <table:table-row table:style-name="ro1">
          <table:covered-table-cell table:style-name="ce4"/>
          <table:covered-table-cell/>
          <table:covered-table-cell table:number-columns-repeated="2" table:style-name="ce4"/>
          <table:covered-table-cell table:number-columns-repeated="2"/>
          <table:covered-table-cell table:style-name="ce4"/>
        </table:table-row>
        <table:table-row table:style-name="ro1">
          <table:covered-table-cell table:style-name="ce4"/>
          <table:covered-table-cell/>
          <table:covered-table-cell table:number-columns-repeated="2" table:style-name="ce4"/>
          <table:covered-table-cell table:number-columns-repeated="2"/>
          <table:covered-table-cell table:style-name="ce4"/>
        </table:table-row>
        <table:table-row table:style-name="ro1">
          <table:covered-table-cell table:style-name="ce4"/>
          <table:covered-table-cell/>
          <table:covered-table-cell table:number-columns-repeated="2" table:style-name="ce4"/>
          <table:covered-table-cell table:number-columns-repeated="2"/>
          <table:covered-table-cell table:style-name="ce4"/>
        </table:table-row>
        <table:table-row table:style-name="ro1">
          <table:covered-table-cell table:style-name="ce4"/>
          <table:covered-table-cell/>
          <table:covered-table-cell table:number-columns-repeated="2" table:style-name="ce4"/>
          <table:covered-table-cell table:number-columns-repeated="2"/>
          <table:covered-table-cell table:style-name="ce4"/>
        </table:table-row>
        <table:table-row table:style-name="ro1">
          <table:covered-table-cell table:style-name="ce4"/>
          <table:covered-table-cell/>
          <table:covered-table-cell table:number-columns-repeated="2" table:style-name="ce4"/>
          <table:covered-table-cell table:number-columns-repeated="2"/>
          <table:covered-table-cell table:style-name="ce4"/>
        </table:table-row>
        <table:table-row table:style-name="ro1">
          <table:covered-table-cell table:style-name="ce4"/>
          <table:covered-table-cell/>
          <table:covered-table-cell table:number-columns-repeated="2" table:style-name="ce4"/>
          <table:covered-table-cell table:number-columns-repeated="2"/>
          <table:covered-table-cell table:style-name="ce4"/>
        </table:table-row>
        <table:table-row table:style-name="ro1">
          <table:table-cell table:style-name="ce42" office:value-type="string" calcext:value-type="string" table:number-columns-spanned="1" table:number-rows-spanned="11">
            <text:p><text:span text:style-name="T1">#TC15:</text:span><text:span text:style-name="T2"> Sprawdzenie czy opcja generowania pojedynczej cechy postaci i opcja ręcznego wyboru cechy postaci działają prawidłowo</text:span></text:p>
          </table:table-cell>
          <table:table-cell table:style-name="ce48" office:value-type="string" calcext:value-type="string" table:number-columns-spanned="1" table:number-rows-spanned="11">
            <text:p>Użytkownik tworzy postać z wykorzystaniem metody pojedynczego generowania cechy postaci oraz metody ręcznego wyboru cech postaci</text:p>
          </table:table-cell>
          <table:table-cell table:style-name="ce12" office:value-type="string" calcext:value-type="string" table:number-columns-spanned="1" table:number-rows-spanned="11">
            <text:p>-</text:p>
          </table:table-cell>
          <table:table-cell table:style-name="ce63" office:value-type="string" calcext:value-type="string" table:number-columns-spanned="1" table:number-rows-spanned="11">
            <text:p><text:span text:style-name="T24">Użytkownik jest zalogowany i znajduje się na stronie </text:span><text:span text:style-name="T25">tworzenia postaci</text:span></text:p>
          </table:table-cell>
          <table:table-cell table:style-name="ce63" office:value-type="string" calcext:value-type="string" table:number-columns-spanned="1" table:number-rows-spanned="11">
            <text:p>1. Kliknij przycisk Generuj losowe statystyki </text:p>
            <text:p>2. Powtórz kliknięcie przycisku losowania pojedynczej cechy postaci dla każdego pola z nazwą cechy </text:p>
            <text:p>3. Kliknij przycisk Menu </text:p>
            <text:p>4. Kliknij opcję Pomoc w Menu </text:p>
            <text:p>5. Kliknij opcję Postać w sekcji Stwórz w Menu </text:p>
            <text:p>6. Kliknij pole przyporządkowane do każdej cechy postaci, a nastepnie wybierz lub wpisz wartość, która ma reprezentować daną cechę. Powtórz to działanie dla każdego pola statystyk postaci.</text:p>
          </table:table-cell>
          <table:table-cell table:style-name="ce63" office:value-type="string" calcext:value-type="string" table:number-columns-spanned="1" table:number-rows-spanned="11">
            <text:p><text:span text:style-name="T31">Z każdym kliknięciem przycisku losowania pojedynczej cechy postaci zostaje wygenerowana nowa cecha postaci inna od wylosowanej za pomocą kliknięcia przycisku </text:span><text:span text:style-name="T32">Generuj losowe statystyki. </text:span><text:span text:style-name="T33">W przypadku ręcznego wyboru cechy postaci każde pole w sekcji statystyki postaci zostaje wypełnione danymi</text:span></text:p>
          </table:table-cell>
          <table:table-cell table:style-name="ce48" office:value-type="string" calcext:value-type="string" table:number-columns-spanned="1" table:number-rows-spanned="11">
            <text:p>Użytkownik znajduje się na ekranie tworzenia postaci, wszystkie statystyki postaci zostają wygenerowane. Przycisk Zapisz jest aktywny</text:p>
          </table:table-cell>
        </table:table-row>
        <table:table-row table:style-name="ro1">
          <table:covered-table-cell table:number-columns-repeated="2"/>
          <table:covered-table-cell table:style-name="ce4"/>
          <table:covered-table-cell/>
          <table:covered-table-cell table:style-name="ce65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/>
          <table:covered-table-cell table:style-name="ce65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/>
          <table:covered-table-cell table:style-name="ce65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/>
          <table:covered-table-cell table:style-name="ce65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/>
          <table:covered-table-cell table:style-name="ce65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table-cell table:style-name="ce42" office:value-type="string" calcext:value-type="string" table:number-columns-spanned="1" table:number-rows-spanned="11">
            <text:p><text:span text:style-name="T1">#TC17:</text:span><text:span text:style-name="T2"> Sprawdzenie czy opcje generowania statystyk bojowych postaci działają prawidłowo</text:span></text:p>
          </table:table-cell>
          <table:table-cell table:style-name="ce48" office:value-type="string" calcext:value-type="string" table:number-columns-spanned="1" table:number-rows-spanned="11">
            <text:p>Użytkownik generuje na nowo statystyki bojowe postaci (statystyki bazowe i obecne)</text:p>
          </table:table-cell>
          <table:table-cell table:style-name="ce12" office:value-type="string" calcext:value-type="string" table:number-columns-spanned="1" table:number-rows-spanned="11">
            <text:p>-</text:p>
          </table:table-cell>
          <table:table-cell table:style-name="ce63" office:value-type="string" calcext:value-type="string" table:number-columns-spanned="1" table:number-rows-spanned="11">
            <text:p><text:span text:style-name="T24">Użytkownik jest zalogowany i znajduje się na stronie </text:span><text:span text:style-name="T25">tworzenia postaci</text:span></text:p>
          </table:table-cell>
          <table:table-cell table:style-name="ce63" office:value-type="string" calcext:value-type="string" table:number-columns-spanned="1" table:number-rows-spanned="11">
            <text:p>1. Kliknij przycisk <text:span text:style-name="T29">Generuj losowe statystyki</text:span> </text:p>
            <text:p>2. Kliknij przycisk <text:span text:style-name="T29">Wylosuj statystyki Bazowe</text:span> </text:p>
            <text:p>3. Kliknij przycisk <text:span text:style-name="T29">Wylosuj statystyki Obecne</text:span></text:p>
          </table:table-cell>
          <table:table-cell table:style-name="ce63" office:value-type="string" calcext:value-type="string" table:number-columns-spanned="1" table:number-rows-spanned="11">
            <text:p><text:span text:style-name="T34">Kliknięcie przycisku</text:span><text:span text:style-name="T35"> Wylosuj statystyki Bazowe </text:span><text:span text:style-name="T36">powoduje zmianę wartości w sekcji</text:span><text:span text:style-name="T35"> Baza. </text:span><text:span text:style-name="T36">Kliknięcie</text:span><text:span text:style-name="T35"> </text:span><text:span text:style-name="T36">przycisku </text:span><text:span text:style-name="T35">Wylosuj statystyki Obecne </text:span><text:span text:style-name="T36">powoduje zmianę wartości w sekcji</text:span><text:span text:style-name="T35"> Obecnie. </text:span><text:span text:style-name="T36">Przycisk</text:span><text:span text:style-name="T35"> Zapisz </text:span><text:span text:style-name="T36">jest aktywny.</text:span></text:p>
          </table:table-cell>
          <table:table-cell table:style-name="ce48" office:value-type="string" calcext:value-type="string" table:number-columns-spanned="1" table:number-rows-spanned="11">
            <text:p>Użytkownik znajduje się na ekranie tworzenia postaci i widzi nowo wygenerowane statystyki bojowe postaci.</text:p>
          </table:table-cell>
        </table:table-row>
        <table:table-row table:style-name="ro1">
          <table:covered-table-cell table:number-columns-repeated="2"/>
          <table:covered-table-cell table:style-name="ce4"/>
          <table:covered-table-cell/>
          <table:covered-table-cell table:style-name="ce69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/>
          <table:covered-table-cell table:style-name="ce69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covered-table-cell table:number-columns-repeated="2"/>
          <table:covered-table-cell table:style-name="ce4"/>
          <table:covered-table-cell table:number-columns-repeated="4"/>
        </table:table-row>
        <table:table-row table:style-name="ro1">
          <table:table-cell table:style-name="ce42" office:value-type="string" calcext:value-type="string" table:number-columns-spanned="1" table:number-rows-spanned="11">
            <text:p><text:span text:style-name="T1">#TC20:</text:span><text:span text:style-name="T2"> Zalogowany użytkownik tworzy nową historię, a następnie zapisuje ją</text:span></text:p>
          </table:table-cell>
          <table:table-cell table:style-name="ce48" office:value-type="string" calcext:value-type="string" table:number-columns-spanned="1" table:number-rows-spanned="11">
            <text:p>Zalogowany użytkownik tworzy nową historię podając wszystkie wymagane dane, a następnie zapisuje ją</text:p>
          </table:table-cell>
          <table:table-cell table:style-name="ce56" office:value-type="string" calcext:value-type="string" table:number-columns-spanned="1" table:number-rows-spanned="11">
            <text:p>Dzień: 20 </text:p>
            <text:p>Miesiąc: Nachexen </text:p>
            <text:p>Rok: 2652 </text:p>
            <text:p>Tytuł: Przybycie </text:p>
            <text:p>Miejsce: Ahlenhof </text:p>
            <text:p>Opis: Początek</text:p>
          </table:table-cell>
          <table:table-cell table:style-name="ce63" office:value-type="string" calcext:value-type="string" table:number-columns-spanned="1" table:number-rows-spanned="11">
            <text:p><text:span text:style-name="T26">Użytkownik jest zalogowany i znajduje się na stronie </text:span><text:span text:style-name="T27">https://localhost:3000/</text:span></text:p>
          </table:table-cell>
          <table:table-cell table:style-name="ce63" office:value-type="string" calcext:value-type="string" table:number-columns-spanned="1" table:number-rows-spanned="11">
            <text:p>1. Kliknij przycisk Menu w prawym górnym rogu przeglądarki </text:p>
            <text:p>2. Kliknij opcję Historię w Menu </text:p>
            <text:p>3. Uzupełnij pola danymi testowymi </text:p>
            <text:p>4. Kliknij przycisk Zapisz </text:p>
            <text:p>5. Kliknij poza obszarem okna z podglądem historii</text:p>
          </table:table-cell>
          <table:table-cell table:style-name="ce48" office:value-type="string" calcext:value-type="string" table:number-columns-spanned="1" table:number-rows-spanned="11">
            <text:p>Historia zostaje zapisana</text:p>
          </table:table-cell>
          <table:table-cell table:style-name="ce48" office:value-type="string" calcext:value-type="string" table:number-columns-spanned="1" table:number-rows-spanned="11">
            <text:p>Użytkownik znajduje się na ekranie, który zawiera katolog stworzonych przez niego historii.</text:p>
          </table:table-cell>
        </table:table-row>
        <table:table-row table:style-name="ro1">
          <table:covered-table-cell table:number-columns-repeated="2"/>
          <table:covered-table-cell table:style-name="ce57"/>
          <table:covered-table-cell/>
          <table:covered-table-cell table:style-name="ce69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/>
          <table:covered-table-cell table:style-name="ce65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/>
          <table:covered-table-cell table:style-name="ce69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/>
          <table:covered-table-cell table:style-name="ce65"/>
          <table:covered-table-cell table:number-columns-repeated="2"/>
        </table:table-row>
        <table:table-row table:style-name="ro1">
          <table:covered-table-cell table:number-columns-repeated="2"/>
          <table:covered-table-cell table:style-name="ce57"/>
          <table:covered-table-cell table:number-columns-repeated="4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42" office:value-type="string" calcext:value-type="string" table:number-columns-spanned="1" table:number-rows-spanned="11">
            <text:p><text:span text:style-name="T1">#TC25:</text:span><text:span text:style-name="T2"> Zalogowany użytkownik tworzy i zapisuje nową sesję</text:span></text:p>
          </table:table-cell>
          <table:table-cell table:style-name="ce48" office:value-type="string" calcext:value-type="string" table:number-columns-spanned="1" table:number-rows-spanned="11">
            <text:p>Zalogowany użytkownik tworzy nową sesję, a następnie zapisuje ją w bazie danych</text:p>
          </table:table-cell>
          <table:table-cell table:style-name="ce58" office:value-type="string" calcext:value-type="string" table:number-columns-spanned="1" table:number-rows-spanned="11">
            <text:p><text:span text:style-name="T17">Tytuł sesji:</text:span><text:span text:style-name="T18"> </text:span><text:span text:style-name="T19">Wyprawa do Nachexen</text:span></text:p>
          </table:table-cell>
          <table:table-cell table:style-name="ce63" office:value-type="string" calcext:value-type="string" table:number-columns-spanned="1" table:number-rows-spanned="11">
            <text:p>Użytkownik jest zalogowany i znajduje się na stronie <text:a xlink:href="https://localhost:3000/" xlink:type="simple">https://localhost:3000/</text:a></text:p>
          </table:table-cell>
          <table:table-cell table:style-name="ce63" office:value-type="string" calcext:value-type="string" table:number-columns-spanned="1" table:number-rows-spanned="11">
            <text:p>1. Kliknij przycisk Menu w prawym górnym rogu przeglądarki </text:p>
            <text:p>2. Kliknij opcję Sesje w Menu </text:p>
            <text:p>3. Kliknij przycisk Nowa sesja </text:p>
            <text:p>4. Uzupełnij pole Tytuł danymi testowymi </text:p>
            <text:p>5. Kliknij przycisk Zapisz</text:p>
          </table:table-cell>
          <table:table-cell table:style-name="ce48" office:value-type="string" calcext:value-type="string" table:number-columns-spanned="1" table:number-rows-spanned="11">
            <text:p>Sesja zostaje zapisana i pojawia się na ekranie katalogu sesji</text:p>
          </table:table-cell>
          <table:table-cell table:style-name="ce48" office:value-type="string" calcext:value-type="string" table:number-columns-spanned="1" table:number-rows-spanned="11">
            <text:p>Użytkownik znajduje się na ekranie katalogu sesji.</text:p>
          </table:table-cell>
        </table:table-row>
        <table:table-row table:style-name="ro1">
          <table:covered-table-cell table:number-columns-repeated="4"/>
          <table:covered-table-cell table:style-name="ce69"/>
          <table:covered-table-cell table:number-columns-repeated="2"/>
        </table:table-row>
        <table:table-row table:style-name="ro1">
          <table:covered-table-cell table:number-columns-repeated="4"/>
          <table:covered-table-cell table:style-name="ce69"/>
          <table:covered-table-cell table:number-columns-repeated="2"/>
        </table:table-row>
        <table:table-row table:style-name="ro1">
          <table:covered-table-cell table:number-columns-repeated="4"/>
          <table:covered-table-cell table:style-name="ce69"/>
          <table:covered-table-cell table:number-columns-repeated="2"/>
        </table:table-row>
        <table:table-row table:style-name="ro1">
          <table:covered-table-cell table:number-columns-repeated="4"/>
          <table:covered-table-cell table:style-name="ce69"/>
          <table:covered-table-cell table:number-columns-repeated="2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44" office:value-type="string" calcext:value-type="string" table:number-columns-spanned="1" table:number-rows-spanned="11">
            <text:p><text:span text:style-name="T5">#TC31:</text:span><text:span text:style-name="T6"> </text:span><text:span text:style-name="T7">Przetestowanie czy można edytować sesję</text:span></text:p>
          </table:table-cell>
          <table:table-cell table:style-name="ce48" office:value-type="string" calcext:value-type="string" table:number-columns-spanned="1" table:number-rows-spanned="11">
            <text:p>Sprawdzenie czy można dokonywać zmian w tytule i opisie sesji</text:p>
          </table:table-cell>
          <table:table-cell table:style-name="ce59" office:value-type="string" calcext:value-type="string" table:number-columns-spanned="1" table:number-rows-spanned="11">
            <text:p><text:span text:style-name="T20">Nazwa sesji: Zwiastun </text:span></text:p>
            <text:p><text:span text:style-name="T20">Opis sesji: Pewnego razu...</text:span></text:p>
          </table:table-cell>
          <table:table-cell table:style-name="ce64" office:value-type="string" calcext:value-type="string" table:number-columns-spanned="1" table:number-rows-spanned="11">
            <text:p><text:span text:style-name="T28">1. Użytkownik jest zalogowany. </text:span></text:p>
            <text:p><text:span text:style-name="T28">2. Użytkownik posiada stworzoną przynajmniej jedną sesję </text:span></text:p>
            <text:p><text:span text:style-name="T28">3. Użytkownik znajduje się na ekranie Katalogu Sesji.</text:span></text:p>
          </table:table-cell>
          <table:table-cell table:style-name="ce70" office:value-type="string" calcext:value-type="string" table:number-columns-spanned="1" table:number-rows-spanned="11">
            <text:p><text:span text:style-name="T28">1. Kliknij przycisk Więcej pod stworzoną sesją. </text:span></text:p>
            <text:p><text:span text:style-name="T28">2. Kliknij przycisk Edytuj sesję. </text:span></text:p>
            <text:p><text:span text:style-name="T28">3. Usuń stare dane w polach Nazwa sesji i Opis sesji i zastąp je wartościami podanymi w danych testowych. </text:span></text:p>
            <text:p><text:span text:style-name="T28">4. Kliknij przycisk Zapisz zmiany</text:span></text:p>
          </table:table-cell>
          <table:table-cell table:style-name="ce48" office:value-type="string" calcext:value-type="string" table:number-columns-spanned="1" table:number-rows-spanned="11">
            <text:p>Zmienione dane zostają zapamiętane i wyświetlają sie w tytule sesji i jej opisie.</text:p>
          </table:table-cell>
          <table:table-cell table:style-name="ce48" office:value-type="string" calcext:value-type="string" table:number-columns-spanned="1" table:number-rows-spanned="11">
            <text:p>Użytkownik pozostaje na stronie edycji sesji i widzi wprowadzone przez siebie zmiany.</text:p>
          </table:table-cell>
        </table:table-row>
        <table:table-row table:style-name="ro1">
          <table:covered-table-cell table:number-columns-repeated="2"/>
          <table:covered-table-cell table:style-name="ce60"/>
          <table:covered-table-cell table:style-name="ce65"/>
          <table:covered-table-cell table:style-name="ce66"/>
          <table:covered-table-cell table:number-columns-repeated="2"/>
        </table:table-row>
        <table:table-row table:style-name="ro1">
          <table:covered-table-cell table:number-columns-repeated="3"/>
          <table:covered-table-cell table:number-columns-repeated="2" table:style-name="ce66"/>
          <table:covered-table-cell table:number-columns-repeated="2"/>
        </table:table-row>
        <table:table-row table:style-name="ro1">
          <table:covered-table-cell table:number-columns-repeated="4"/>
          <table:covered-table-cell table:style-name="ce66"/>
          <table:covered-table-cell table:number-columns-repeated="2"/>
        </table:table-row>
        <table:table-row table:style-name="ro1">
          <table:covered-table-cell table:number-columns-repeated="4"/>
          <table:covered-table-cell table:style-name="ce69"/>
          <table:covered-table-cell table:number-columns-repeated="2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45" office:value-type="string" calcext:value-type="string" table:number-columns-spanned="1" table:number-rows-spanned="11">
            <text:p><text:span text:style-name="T8">#TC31:</text:span><text:span text:style-name="T9"> Przetestowanie opcji Zaawansowanego filtrowania dla katalogu historii</text:span></text:p>
          </table:table-cell>
          <table:table-cell table:style-name="ce49" office:value-type="string" calcext:value-type="string" table:number-columns-spanned="1" table:number-rows-spanned="11">
            <text:p><text:span text:style-name="T13">Sprawdzenie czy </text:span><text:span text:style-name="T14">wybranie filtrów spowoduje dodanie nowych kolumn do tabeli historii.</text:span></text:p>
          </table:table-cell>
          <table:table-cell table:style-name="ce59" office:value-type="string" calcext:value-type="string" table:number-columns-spanned="1" table:number-rows-spanned="11">
            <text:p>-</text:p>
          </table:table-cell>
          <table:table-cell table:style-name="ce67" office:value-type="string" calcext:value-type="string" table:number-columns-spanned="1" table:number-rows-spanned="11">
            <text:p>Użytkownik znajduje się na stronie głównej aplikacji</text:p>
          </table:table-cell>
          <table:table-cell table:style-name="ce48" office:value-type="string" calcext:value-type="string" table:number-columns-spanned="1" table:number-rows-spanned="11">
            <text:p>1. Kliknij przycisk Menu w prawym górnym rogu okna przeglądarki</text:p>
            <text:p>2. Kliknij opcję Historie w sekcji Katalog w Menu</text:p>
            <text:p>3. Kliknij przycisk Dostosuj filtry</text:p>
            <text:p>4. Zaznacz wszystkie filtry klikając w checkboxy</text:p>
            <text:p>5. Kliknij przycisk Zastosuj</text:p>
          </table:table-cell>
          <table:table-cell table:style-name="ce67" office:value-type="string" calcext:value-type="string" table:number-columns-spanned="1" table:number-rows-spanned="11">
            <text:p>Tabela historii zawiera nagłówki o nazwach odpowiadających dodanym filtrom, dodatkowo tabela zostaje wypełniona danymi odpowiadającymi nagłówkom</text:p>
          </table:table-cell>
          <table:table-cell table:style-name="ce48" office:value-type="string" calcext:value-type="string" table:number-columns-spanned="1" table:number-rows-spanned="11">
            <text:p>Użytkownik znajduje się na stronie Katalogu historii</text:p>
          </table:table-cell>
        </table:table-row>
        <table:table-row table:style-name="ro1">
          <table:covered-table-cell table:number-columns-repeated="2"/>
          <table:covered-table-cell table:style-name="ce60"/>
          <table:covered-table-cell table:style-name="ce65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66"/>
          <table:covered-table-cell table:number-columns-repeated="3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45" office:value-type="string" calcext:value-type="string" table:number-columns-spanned="1" table:number-rows-spanned="11">
            <text:p><text:span text:style-name="T8">#TC32:</text:span><text:span text:style-name="T9"> Sprawdzenie czy użycie opcji wyszukiwania powoduje wyświetlenie odpowiednich historii</text:span></text:p>
          </table:table-cell>
          <table:table-cell table:style-name="ce48" office:value-type="string" calcext:value-type="string" table:number-columns-spanned="1" table:number-rows-spanned="11">
            <text:p>Użytkownik wyszukuje historie za pomocą wszystkich filtrów i oczekuje wyświetlenia historii spełniających podane kryteria.</text:p>
          </table:table-cell>
          <table:table-cell table:style-name="ce61" office:value-type="string" calcext:value-type="string" table:number-columns-spanned="1" table:number-rows-spanned="11">
            <text:p>Liczba filtrów: 17</text:p>
          </table:table-cell>
          <table:table-cell table:style-name="ce3" office:value-type="string" calcext:value-type="string" table:number-columns-spanned="1" table:number-rows-spanned="11">
            <text:p>1. Użytkownik znajduje się na stronie Katalogu Historii</text:p>
            <text:p>2. Użytkownik musi mieć stworzone przynajmniej dwie historie na potrzeby testu. Stworzone historie muszą różnić się od siebie pod względem zawartych w sobie danych.</text:p>
          </table:table-cell>
          <table:table-cell table:style-name="ce48" office:value-type="string" calcext:value-type="string" table:number-columns-spanned="1" table:number-rows-spanned="11">
            <text:p>1. Użyj pierwszego filtru aby odnaleźć historie</text:p>
            <text:p>2. Powtórz test tyle razy ile wynosi liczba filtrów, za każdym razem wyszukując historie po innym filtrze.</text:p>
          </table:table-cell>
          <table:table-cell table:style-name="ce3" office:value-type="string" calcext:value-type="string" table:number-columns-spanned="1" table:number-rows-spanned="11">
            <text:p>Za każdym razem wyświetlane są historie spełniające kryteria podane w filtrach wyszukiwania</text:p>
          </table:table-cell>
          <table:table-cell table:style-name="ce48" office:value-type="string" calcext:value-type="string" table:number-columns-spanned="1" table:number-rows-spanned="11">
            <text:p>Użytkownik znajduje się na stronie Katalogu historii i widzi dane, które wyszukał za pomocą filtrów</text:p>
          </table:table-cell>
        </table:table-row>
        <table:table-row table:style-name="ro1">
          <table:covered-table-cell table:number-columns-repeated="2"/>
          <table:covered-table-cell table:style-name="ce60"/>
          <table:covered-table-cell table:style-name="ce4"/>
          <table:covered-table-cell table:style-name="ce65"/>
          <table:covered-table-cell table:number-columns-repeated="2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table-cell table:style-name="ce42" office:value-type="string" calcext:value-type="string" table:number-columns-spanned="1" table:number-rows-spanned="11">
            <text:p><text:span text:style-name="T1">#TC31:</text:span><text:span text:style-name="T2"> Przetestowanie opcji Zaawansowanego filtrowania dla katalogu postaci</text:span></text:p>
          </table:table-cell>
          <table:table-cell table:style-name="ce48" office:value-type="string" calcext:value-type="string" table:number-columns-spanned="1" table:number-rows-spanned="11">
            <text:p><text:span text:style-name="T15">Sprawdzenie czy </text:span><text:span text:style-name="T16">wybranie filtrów spowoduje dodanie nowych kolumn do tabeli postaci.</text:span></text:p>
          </table:table-cell>
          <table:table-cell table:style-name="ce61" office:value-type="string" calcext:value-type="string" table:number-columns-spanned="1" table:number-rows-spanned="11">
            <text:p>-</text:p>
          </table:table-cell>
          <table:table-cell table:style-name="ce67" office:value-type="string" calcext:value-type="string" table:number-columns-spanned="1" table:number-rows-spanned="11">
            <text:p>Użytkownik znajduje się na stronie głównej aplikacji</text:p>
          </table:table-cell>
          <table:table-cell table:style-name="ce48" office:value-type="string" calcext:value-type="string" table:number-columns-spanned="1" table:number-rows-spanned="11">
            <text:p>1. Kliknij przycisk Menu w prawym górnym rogu okna przeglądarki</text:p>
            <text:p>2. Kliknij opcję Postacie w sekcji Katalog w Menu</text:p>
            <text:p>3. Kliknij przycisk Dostosuj filtry</text:p>
            <text:p>4. Zaznacz wszystkie filtry klikając w checkboxy</text:p>
            <text:p>5. Kliknij przycisk Zastosuj</text:p>
          </table:table-cell>
          <table:table-cell table:style-name="ce67" office:value-type="string" calcext:value-type="string" table:number-columns-spanned="1" table:number-rows-spanned="11">
            <text:p>Tabela postaci zawiera nagłówki o nazwach odpowiadających dodanym filtrom, dodatkowo tabela zostaje wypełniona danymi odpowiadającymi nagłówkom</text:p>
          </table:table-cell>
          <table:table-cell table:style-name="ce48" office:value-type="string" calcext:value-type="string" table:number-columns-spanned="1" table:number-rows-spanned="11">
            <text:p>Użytkownik znajduje się na stronie Katalogu postaci</text:p>
          </table:table-cell>
        </table:table-row>
        <table:table-row table:style-name="ro1">
          <table:covered-table-cell table:number-columns-repeated="2"/>
          <table:covered-table-cell table:style-name="ce60"/>
          <table:covered-table-cell table:style-name="ce65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66"/>
          <table:covered-table-cell table:number-columns-repeated="3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table-cell table:style-name="ce45" office:value-type="string" calcext:value-type="string" table:number-columns-spanned="1" table:number-rows-spanned="11">
            <text:p><text:span text:style-name="T8">#TC32:</text:span><text:span text:style-name="T9"> Sprawdzenie czy użycie opcji wyszukiwania powoduje wyświetlenie odpowiednich postaci</text:span></text:p>
          </table:table-cell>
          <table:table-cell table:style-name="ce48" office:value-type="string" calcext:value-type="string" table:number-columns-spanned="1" table:number-rows-spanned="11">
            <text:p>Użytkownik wyszukuje postacie za pomocą wszystkich filtrów i oczekuje wyświetlenia postaci spełniających podane kryteria.</text:p>
          </table:table-cell>
          <table:table-cell table:style-name="ce61" office:value-type="string" calcext:value-type="string" table:number-columns-spanned="1" table:number-rows-spanned="11">
            <text:p>Liczba filtrów: 17</text:p>
          </table:table-cell>
          <table:table-cell table:style-name="ce3" office:value-type="string" calcext:value-type="string" table:number-columns-spanned="1" table:number-rows-spanned="11">
            <text:p>1. Użytkownik znajduje się na stronie Katalogu Postaci</text:p>
            <text:p>2. Użytkownik musi mieć stworzone przynajmniej dwie postacie na potrzeby testu. Stworzone postacie muszą różnić się od siebie pod względem zawartych w sobie danych.</text:p>
          </table:table-cell>
          <table:table-cell table:style-name="ce48" office:value-type="string" calcext:value-type="string" table:number-columns-spanned="1" table:number-rows-spanned="11">
            <text:p>1. Użyj pierwszego filtru aby odnaleźć postacie </text:p>
            <text:p>2. Powtórz test tyle razy ile wynosi liczba filtrów, za każdym razem wyszukując postać po innym filtrze.</text:p>
          </table:table-cell>
          <table:table-cell table:style-name="ce3" office:value-type="string" calcext:value-type="string" table:number-columns-spanned="1" table:number-rows-spanned="11">
            <text:p>Za każdym razem wyświetlane są postacie spełniające kryteria podane w filtrach wyszukiwania</text:p>
          </table:table-cell>
          <table:table-cell table:style-name="ce48" office:value-type="string" calcext:value-type="string" table:number-columns-spanned="1" table:number-rows-spanned="11">
            <text:p>Użytkownik znajduje się na stronie Katalogu postaci i widzi dane, które wyszukał za pomocą filtrów</text:p>
          </table:table-cell>
        </table:table-row>
        <table:table-row table:style-name="ro1">
          <table:covered-table-cell table:number-columns-repeated="2"/>
          <table:covered-table-cell table:style-name="ce60"/>
          <table:covered-table-cell table:style-name="ce4"/>
          <table:covered-table-cell table:style-name="ce65"/>
          <table:covered-table-cell table:number-columns-repeated="2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table-cell table:style-name="ce46" office:value-type="string" calcext:value-type="string" table:number-columns-spanned="1" table:number-rows-spanned="11">
            <text:p><text:span text:style-name="T10">#TC: </text:span><text:span text:style-name="T11">Sprawdzenie opcji logowania z użyciem poprawnych danych</text:span></text:p>
          </table:table-cell>
          <table:table-cell table:style-name="ce3" office:value-type="string" calcext:value-type="string" table:number-columns-spanned="1" table:number-rows-spanned="11">
            <text:p>Użytkownik próbuje się zalogować podając prawidłowe dane</text:p>
          </table:table-cell>
          <table:table-cell table:style-name="ce3" office:value-type="string" calcext:value-type="string" table:number-columns-spanned="1" table:number-rows-spanned="11">
            <text:p>Nazwa użytkownika: poprawna nazwa użytkownika podana przy zakładaniu konta</text:p>
            <text:p>Hasło: poprawne hasło podane przy zakładaniu konta</text:p>
          </table:table-cell>
          <table:table-cell table:style-name="ce3" office:value-type="string" calcext:value-type="string" table:number-columns-spanned="1" table:number-rows-spanned="11">
            <text:p>1. Założenie konta użytkownika</text:p>
            <text:p>2. Użytkownik znajduje się na stronie logowania</text:p>
          </table:table-cell>
          <table:table-cell table:style-name="ce3" office:value-type="string" calcext:value-type="string" table:number-columns-spanned="1" table:number-rows-spanned="11">
            <text:p>1. Wpisz poprawne dane dla pól Nazwa użytkownika i Hasło zgodne z danymi podanymi przy zakładaniu konta użytkownika</text:p>
            <text:p>2. Naciśnij przycisk Zaloguj</text:p>
            <text:p>3. Kliknij przycisk Menu w prawym górnym rogu okna przeglądarki</text:p>
          </table:table-cell>
          <table:table-cell table:style-name="ce3" office:value-type="string" calcext:value-type="string" table:number-columns-spanned="1" table:number-rows-spanned="11">
            <text:p>Użytkownik zostaje zalogowany, następuje przekierowanie do strony głównej aplikacji</text:p>
          </table:table-cell>
          <table:table-cell table:style-name="ce3" office:value-type="string" calcext:value-type="string" table:number-columns-spanned="1" table:number-rows-spanned="11">
            <text:p>Użytkownik widzi wysunięte Menu i widniejącą w nim nazwę użytkownika (w prawym górnym rogu Menu) z opcją wylogowania się (przycisk Wyloguj). Użytkownik znajduje się na stronie głównej aplikacji.</text:p>
          </table:table-cell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covered-table-cell table:number-columns-repeated="3"/>
          <table:covered-table-cell table:style-name="ce4"/>
          <table:covered-table-cell table:number-columns-repeated="3"/>
        </table:table-row>
        <table:table-row table:style-name="ro1">
          <table:table-cell table:style-name="ce46" office:value-type="string" calcext:value-type="string" table:number-columns-spanned="1" table:number-rows-spanned="13">
            <text:p><text:span text:style-name="T10">#TC: </text:span><text:span text:style-name="T11">Sprawdzenie opcji udostępniania sesji graczowi</text:span></text:p>
          </table:table-cell>
          <table:table-cell table:style-name="ce3" office:value-type="string" calcext:value-type="string" table:number-columns-spanned="1" table:number-rows-spanned="13">
            <text:p>Sprawdzenie czy gracz może skorzystać z sesji udostępnionej przez Mistrza Gry i czy Mistrz Gry może taką sesję udostępnić</text:p>
          </table:table-cell>
          <table:table-cell table:style-name="ce12" office:value-type="string" calcext:value-type="string" table:number-columns-spanned="1" table:number-rows-spanned="13">
            <text:p>-</text:p>
          </table:table-cell>
          <table:table-cell table:style-name="ce3" office:value-type="string" calcext:value-type="string" table:number-columns-spanned="1" table:number-rows-spanned="13">
            <text:p>1. Stworzenie przynajmniej jednej sesji</text:p>
            <text:p>2. Użytkownik jest zalogowany</text:p>
            <text:p>3. Użytkownik znajduje się na ekranie Katalogu Sesji</text:p>
          </table:table-cell>
          <table:table-cell table:style-name="ce3" office:value-type="string" calcext:value-type="string" table:number-columns-spanned="1" table:number-rows-spanned="13">
            <text:p>1. Kliknij opcję Więcej obok sesji</text:p>
            <text:p>2. Kliknij opcję Kopiuj link do udostępniania</text:p>
            <text:p>3. Kliknij opcję Kopiuj aby skopiować link do schowka</text:p>
            <text:p>4. Otwórz inną przeglądarkę (różną od tej, na której przeprowadzasz operację kopiowania linku)</text:p>
            <text:p>5. Wklej wcześniej skopiowany link do paska adresu przeglądarki</text:p>
            <text:p>6. Naciśnij klawisz Enter</text:p>
          </table:table-cell>
          <table:table-cell table:style-name="ce3" office:value-type="string" calcext:value-type="string" table:number-columns-spanned="1" table:number-rows-spanned="13">
            <text:p>Otwiera się okno z podglądem sesji</text:p>
          </table:table-cell>
          <table:table-cell table:style-name="ce3" office:value-type="string" calcext:value-type="string" table:number-columns-spanned="1" table:number-rows-spanned="13">
            <text:p>Użytkownik znajduje się w oknie przeglądu sesji i widzi dane udostępnione przez Mistrza Gry</text:p>
          </table:table-cell>
        </table:table-row>
        <table:table-row table:style-name="ro1">
          <table:covered-table-cell/>
          <table:covered-table-cell table:number-columns-repeated="3" table:style-name="ce4"/>
          <table:covered-table-cell table:number-columns-repeated="3"/>
        </table:table-row>
        <table:table-row table:style-name="ro1">
          <table:covered-table-cell/>
          <table:covered-table-cell table:number-columns-repeated="3" table:style-name="ce4"/>
          <table:covered-table-cell table:number-columns-repeated="3"/>
        </table:table-row>
        <table:table-row table:style-name="ro1">
          <table:covered-table-cell/>
          <table:covered-table-cell table:number-columns-repeated="3" table:style-name="ce4"/>
          <table:covered-table-cell table:number-columns-repeated="3"/>
        </table:table-row>
        <table:table-row table:style-name="ro1">
          <table:covered-table-cell/>
          <table:covered-table-cell table:number-columns-repeated="6" table:style-name="ce4"/>
        </table:table-row>
        <table:table-row table:style-name="ro1">
          <table:covered-table-cell/>
          <table:covered-table-cell table:number-columns-repeated="6" table:style-name="ce4"/>
        </table:table-row>
        <table:table-row table:style-name="ro1">
          <table:covered-table-cell/>
          <table:covered-table-cell table:number-columns-repeated="6" table:style-name="ce4"/>
        </table:table-row>
        <table:table-row table:style-name="ro1">
          <table:covered-table-cell/>
          <table:covered-table-cell table:number-columns-repeated="6" table:style-name="ce4"/>
        </table:table-row>
        <table:table-row table:style-name="ro1">
          <table:covered-table-cell/>
          <table:covered-table-cell table:number-columns-repeated="6" table:style-name="ce4"/>
        </table:table-row>
        <table:table-row table:style-name="ro1">
          <table:covered-table-cell/>
          <table:covered-table-cell table:number-columns-repeated="6" table:style-name="ce4"/>
        </table:table-row>
        <table:table-row table:style-name="ro1">
          <table:covered-table-cell/>
          <table:covered-table-cell table:number-columns-repeated="6" table:style-name="ce4"/>
        </table:table-row>
        <table:table-row table:style-name="ro1">
          <table:covered-table-cell table:number-columns-repeated="7" table:style-name="ce4"/>
        </table:table-row>
        <table:table-row table:style-name="ro1">
          <table:covered-table-cell table:number-columns-repeated="7" table:style-name="ce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.00.0000</text:date>, <text:time style:data-style-name="N2" text:time-value="08:00:19.152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20:04:40.164000000</meta:creation-date>
    <dc:date>2022-04-27T14:49:18.493000000</dc:date>
    <meta:editing-duration>PT5H55M48S</meta:editing-duration>
    <meta:editing-cycles>6</meta:editing-cycles>
    <meta:generator>LibreOffice/7.3.0.3$Windows_X86_64 LibreOffice_project/0f246aa12d0eee4a0f7adcefbf7c878fc2238db3</meta:generator>
    <meta:document-statistic meta:table-count="1" meta:cell-count="111" meta:object-count="0"/>
  </office:meta>
</office:document-meta>
</file>